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15pt" fo:font-weight="bold" officeooo:rsid="00020a61" officeooo:paragraph-rsid="00020a61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2pt" fo:font-weight="bold" officeooo:rsid="00020a61" officeooo:paragraph-rsid="00020a6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FreeSans" fo:font-size="12pt" fo:font-weight="bold" officeooo:rsid="00020a61" officeooo:paragraph-rsid="00020a6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Sans" fo:font-size="12pt" fo:font-weight="bold" officeooo:rsid="00020a61" officeooo:paragraph-rsid="00020a6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2pt" fo:font-weight="normal" officeooo:rsid="00020a61" officeooo:paragraph-rsid="00020a6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20pt" fo:font-weight="bold" officeooo:rsid="00020a61" officeooo:paragraph-rsid="00020a61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020a61"/>
    </style:style>
    <style:style style:name="P8" style:family="paragraph" style:parent-style-name="Standard">
      <style:paragraph-properties fo:text-align="center" style:justify-single-word="false"/>
      <style:text-properties officeooo:paragraph-rsid="00020a61"/>
    </style:style>
    <style:style style:name="P9" style:family="paragraph" style:parent-style-name="Standard">
      <style:paragraph-properties fo:text-align="start" style:justify-single-word="false"/>
      <style:text-properties style:font-name="FreeSans" fo:font-size="12pt" fo:font-weight="normal" officeooo:rsid="000bae32" officeooo:paragraph-rsid="000bae3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FreeSans" fo:font-size="12pt" fo:font-weight="normal" officeooo:rsid="00020a61" officeooo:paragraph-rsid="000bae32" style:font-size-asian="10.5pt" style:font-weight-asian="normal" style:font-size-complex="12pt" style:font-weight-complex="normal"/>
    </style:style>
    <style:style style:name="T1" style:family="text">
      <style:text-properties style:font-name="FreeSans" fo:font-size="12pt" fo:font-weight="bold" officeooo:rsid="00020a61" style:font-size-asian="10.5pt" style:font-weight-asian="bold" style:font-size-complex="12pt" style:font-weight-complex="bold"/>
    </style:style>
    <style:style style:name="T2" style:family="text">
      <style:text-properties style:font-name="FreeSans" fo:font-size="12pt" fo:font-weight="bold" officeooo:rsid="000bae32" style:font-size-asian="10.5pt" style:font-weight-asian="bold" style:font-size-complex="12pt" style:font-weight-complex="bold"/>
    </style:style>
    <style:style style:name="T3" style:family="text">
      <style:text-properties officeooo:rsid="000bae32"/>
    </style:style>
    <style:style style:name="T4" style:family="text">
      <style:text-properties officeooo:rsid="000d2b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ekanntmachung an die Mieter</text:p>
      <text:p text:style-name="P1"/>
      <text:p text:style-name="P1"/>
      <text:p text:style-name="P1"/>
      <text:p text:style-name="P3">Dettenheim, den <text:span text:style-name="T3">30</text:span>.<text:span text:style-name="T3">03</text:span>.2020</text:p>
      <text:p text:style-name="P3"/>
      <text:p text:style-name="P3"/>
      <text:p text:style-name="P3"/>
      <text:p text:style-name="P3"/>
      <text:p text:style-name="P7"><text:span text:style-name="T1">Betreff: </text:span><text:span text:style-name="T2">Montage Heizung</text:span></text:p>
      <text:p text:style-name="P4"/>
      <text:p text:style-name="P4"/>
      <text:p text:style-name="P4"/>
      <text:p text:style-name="P5">Liebe Mieter,</text:p>
      <text:p text:style-name="P5"/>
      <text:p text:style-name="P9">im Zeitraum vom</text:p>
      <text:p text:style-name="P5"/>
      <text:p text:style-name="P5"/>
      <text:p text:style-name="P8"><text:span text:style-name="T2">19</text:span><text:span text:style-name="T1">. </text:span><text:span text:style-name="T2">April</text:span><text:span text:style-name="T1"> </text:span><text:span text:style-name="T2">bis 23. April</text:span></text:p>
      <text:p text:style-name="P2"/>
      <text:p text:style-name="P10"><text:span text:style-name="T3">wird die Montage der neuen Heizung </text:span>vollzogen.</text:p>
      <text:p text:style-name="P10"/>
      <text:p text:style-name="P10"><text:span text:style-name="T3">Leider kann es in diesem Zeitraum vorkommen, dass kein fließendes </text:span><text:span text:style-name="T4">Warmw</text:span><text:span text:style-name="T3">asser geboten werden kann. Ich entschuldige diesen Ausfall und bitte entsprechende Vorkehrungen zu treffen</text:span> </text:p>
      <text:p text:style-name="P5"/>
      <text:p text:style-name="P5"/>
      <text:p text:style-name="P5">Ich bitte um die Kenntnissnahme dieses Termines.</text:p>
      <text:p text:style-name="P5"/>
      <text:p text:style-name="P5"/>
      <text:p text:style-name="P5">Mit freundlichen Grüßen</text:p>
      <text:p text:style-name="P5"/>
      <text:p text:style-name="P5">Markus Haa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1-03-29T19:43:54.479760110</dc:date>
    <meta:editing-duration>PT21M2S</meta:editing-duration>
    <meta:editing-cycles>7</meta:editing-cycles>
    <meta:document-statistic meta:table-count="0" meta:image-count="0" meta:object-count="0" meta:page-count="1" meta:paragraph-count="11" meta:word-count="63" meta:character-count="434" meta:non-whitespace-character-count="381"/>
  </office:meta>
</office:document-meta>
</file>